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6cf" officeooo:paragraph-rsid="001ae6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""TF-IDF"""</text:p>
      <text:p text:style-name="P1"/>
      <text:p text:style-name="P1">import numpy as np</text:p>
      <text:p text:style-name="P1">from scipy.stats import rankdata</text:p>
      <text:p text:style-name="P1">from colgibbs import col_gibbs</text:p>
      <text:p text:style-name="P1"/>
      <text:p text:style-name="P1"/>
      <text:p text:style-name="P1">def tfidf(data, num_words):</text:p>
      <text:p text:style-name="P1"><text:s text:c="4"/>"""Calculates term frequency-inverse document frequency and returns</text:p>
      <text:p text:style-name="P1"><text:s text:c="7"/>the indices of the 'num_words' words with the highest score."""</text:p>
      <text:p text:style-name="P1"><text:s text:c="4"/>D, W = np.max(data[:, 0]), np.max(data[:, 1])</text:p>
      <text:p text:style-name="P1"><text:s text:c="4"/></text:p>
      <text:p text:style-name="P1"><text:s text:c="4"/>tf = np.zeros((D, W))</text:p>
      <text:p text:style-name="P1"><text:s text:c="4"/>for d, w, train_count, _ in data:</text:p>
      <text:p text:style-name="P1"><text:s text:c="8"/>tf[d-1][w-1] = train_count</text:p>
      <text:p text:style-name="P1"><text:s text:c="4"/>tf = 0.5 + 0.5 * (tf / tf.max(axis=1)[:, np.newaxis])</text:p>
      <text:p text:style-name="P1"/>
      <text:p text:style-name="P1"><text:s text:c="4"/>return (-tf.max(axis=0)).argsort()[:num_words]</text:p>
      <text:p text:style-name="P1"><text:s text:c="4"/></text:p>
      <text:p text:style-name="P1"/>
      <text:p text:style-name="P1">def pickrows(data, word_indices):</text:p>
      <text:p text:style-name="P1"><text:s text:c="4"/>"""Given word_indices, reurns all the rows of matrix 'data' whose </text:p>
      <text:p text:style-name="P1"><text:s text:c="7"/>second element is in 'word_indices'."""</text:p>
      <text:p text:style-name="P1"><text:s text:c="4"/>return data[np.isin(data[:, 1], word_indices+1)]</text:p>
      <text:p text:style-name="P1"><text:s text:c="6"/></text:p>
      <text:p text:style-name="P1"/>
      <text:p text:style-name="P1">if __name__ == '__main__':</text:p>
      <text:p text:style-name="P1"><text:s text:c="4"/>print("Loading in data...")</text:p>
      <text:p text:style-name="P1"><text:s text:c="4"/>orig_data = np.loadtxt('data/nips.data', dtype=np.int)</text:p>
      <text:p text:style-name="P1"/>
      <text:p text:style-name="P1"><text:s text:c="4"/>with open("data/nips.vocab", "r") as f:</text:p>
      <text:p text:style-name="P1"><text:s text:c="8"/>vocab = np.array([w.strip() for w in f.readlines()])</text:p>
      <text:p text:style-name="P1"><text:s text:c="4"/></text:p>
      <text:p text:style-name="P1"><text:s text:c="4"/>word_indices = tfidf(orig_data, 500)</text:p>
      <text:p text:style-name="P1"><text:s text:c="4"/>pruned_data = pickrows(orig_data, word_indices)</text:p>
      <text:p text:style-name="P1"><text:s text:c="4"/>chosen_words = vocab.take(word_indices)</text:p>
      <text:p text:style-name="P1"/>
      <text:p text:style-name="P1"><text:s text:c="4"/>rank_to_word = {rank: word for rank, word in zip(rankdata(word_indices, method='dense'), chosen_words)}</text:p>
      <text:p text:style-name="P1"/>
      <text:p text:style-name="P1"><text:s text:c="4"/># first 250 chosen words: </text:p>
      <text:p text:style-name="P1"><text:s text:c="4"/># <text:s text:c="3"/>['feature', 'decision', 'schemas', 'wahba', 'application', 'kernel',</text:p>
      <text:p text:style-name="P1"><text:s text:c="4"/># <text:s text:c="3"/>'icx', 'stream', 'michael', 'sources', 'approaches', 'source',</text:p>
      <text:p text:style-name="P1"><text:s text:c="4"/># <text:s text:c="3"/>'optimal', 'field', 'momentum', 'sound', 'ica', 'approximation',</text:p>
      <text:p text:style-name="P1"><text:s text:c="4"/># <text:s text:c="3"/>'display', 'fig', 'synapse', 'margin', 'modules', 'game', 'release',</text:p>
      <text:p text:style-name="P1"><text:s text:c="4"/># <text:s text:c="3"/>'polynomial', 'leg', 'legal', 'pomdp', 'chip', 'grammar', 'space',</text:p>
      <text:p text:style-name="P1"><text:s text:c="4"/># <text:s text:c="3"/>'synaptic', 'owl', 'chess', 'synapses', 'decoding', 'dynamic',</text:p>
      <text:p text:style-name="P1"><text:s text:c="4"/># <text:s text:c="3"/>'probabilities', 'disparity', 'stress', 'vowel', 'road', 'string',</text:p>
      <text:p text:style-name="P1"><text:s text:c="4"/># <text:s text:c="3"/>'monotonicity', 'monte', 'mapping', 'chain', 'song', 'prior',</text:p>
      <text:p text:style-name="P1"><text:s text:c="4"/># <text:s text:c="3"/>'neuroscience', 'firing', 'fish', 'natural', 'map', 'fusion',</text:p>
      <text:p text:style-name="P1"><text:s text:c="4"/># <text:s text:c="3"/>'distribution', 'option', 'representation', 'pan', 'signal',</text:p>
      <text:p text:style-name="P1"><text:s text:c="4"/># <text:s text:c="3"/>'linsker', 'hyper', 'endmember', 'consonant', 'filter', 'character',</text:p>
      <text:p text:style-name="P1"><text:soft-page-break/><text:s text:c="4"/># <text:s text:c="3"/>'arbor', 'arc', 'ekf', 'graph', 'vor', 'problem', 'dyna', 'chaos',</text:p>
      <text:p text:style-name="P1"><text:s text:c="4"/># <text:s text:c="3"/>'channel', 'distance', 'optimization', 'magnetic', 'ppserver',</text:p>
      <text:p text:style-name="P1"><text:s text:c="4"/># <text:s text:c="3"/>'gain', 'cortical', 'scene', 'vmos', 'iii', 'cholinergic', 'noise',</text:p>
      <text:p text:style-name="P1"><text:s text:c="4"/># <text:s text:c="3"/>'implementation', 'node', 'stimuli', 'weighting', 'rod', 'weight',</text:p>
      <text:p text:style-name="P1"><text:s text:c="4"/># <text:s text:c="3"/>'member', 'circuit', 'stimulus', 'family', 'entropy', 'roc',</text:p>
      <text:p text:style-name="P1"><text:s text:c="4"/># <text:s text:c="3"/>'analog', 'synergy', 'fault', 'stochastic', 'onset', 'biases',</text:p>
      <text:p text:style-name="P1"><text:s text:c="4"/># <text:s text:c="3"/>'speaker', 'markov', 'recurrent', 'clause', 'model', 'delay',</text:p>
      <text:p text:style-name="P1"><text:s text:c="4"/># <text:s text:c="3"/>'impulse', 'classifier', 'classification', 'class', 'factor',</text:p>
      <text:p text:style-name="P1"><text:s text:c="4"/># <text:s text:c="3"/>'phonetic', 'planning', 'system', 'rules', 'search',</text:p>
      <text:p text:style-name="P1"><text:s text:c="4"/># <text:s text:c="3"/>'predisposition', 'tin', 'epoch', 'city', 'skill', 'bias', 'ltm',</text:p>
      <text:p text:style-name="P1"><text:s text:c="4"/># <text:s text:c="3"/>'sparse', 'parse', 'processes', 'stopping', 'fraud', 'features',</text:p>
      <text:p text:style-name="P1"><text:s text:c="4"/># <text:s text:c="3"/>'connection', 'ann', 'anna', 'storage', 'perturbation', 'lld',</text:p>
      <text:p text:style-name="P1"><text:s text:c="4"/># <text:s text:c="3"/>'annealing', 'operator', 'robot', 'module', 'ltp', 'wave',</text:p>
      <text:p text:style-name="P1"><text:s text:c="4"/># <text:s text:c="3"/>'regularization', 'image', 'unlearning', 'part', 'region', 'malcom',</text:p>
      <text:p text:style-name="P1"><text:s text:c="4"/># <text:s text:c="3"/>'analysis', 'gamma', 'science', 'modular', 'regression', 'iiii',</text:p>
      <text:p text:style-name="P1"><text:s text:c="4"/># <text:s text:c="3"/>'spatial', 'parsec', 'waves', 'gradient', 'wavelet', 'stock',</text:p>
      <text:p text:style-name="P1"><text:s text:c="4"/># <text:s text:c="3"/>'type', 'processing', 'images', 'policy', 'faces', 'artifact',</text:p>
      <text:p text:style-name="P1"><text:s text:c="4"/># <text:s text:c="3"/>'navigation', 'retina', 'method', 'batch', 'contour', 'similarity',</text:p>
      <text:p text:style-name="P1"><text:s text:c="4"/># <text:s text:c="3"/>'motif', 'motion', 'head', 'bat', 'cross', 'subject', 'basis',</text:p>
      <text:p text:style-name="P1"><text:s text:c="4"/># <text:s text:c="3"/>'label', 'convex', 'mse', 'converter', 'sweeping', 'ring',</text:p>
      <text:p text:style-name="P1"><text:s text:c="4"/># <text:s text:c="3"/>'harmony', 'average', 'trial', 'sat', 'manifold', 'tree', 'carlo',</text:p>
      <text:p text:style-name="P1"><text:s text:c="4"/># <text:s text:c="3"/>'trees', 'swimming', 'light', 'forgeries', 'mean', 'critic',</text:p>
      <text:p text:style-name="P1"><text:s text:c="4"/># <text:s text:c="3"/>'variance', 'car', 'variables', 'form', 'dot', 'convolution',</text:p>
      <text:p text:style-name="P1"><text:s text:c="4"/># <text:s text:c="3"/>'hebbian', 'capacity', 'lesion', 'harmonic', 'contrast',</text:p>
      <text:p text:style-name="P1"><text:s text:c="4"/># <text:s text:c="3"/>'controller', 'surround', 'csrf', 'potential', 'drf', 'level',</text:p>
      <text:p text:style-name="P1"><text:s text:c="4"/># <text:s text:c="3"/>'oscillator', 'drift', 'manager', 'simulation', 'subscriber',</text:p>
      <text:p text:style-name="P1"><text:s text:c="4"/># <text:s text:c="3"/>'user', 'mrf', 'convergence', 'letter', 'preposition', 'ridge',</text:p>
      <text:p text:style-name="P1"><text:s text:c="4"/># <text:s text:c="3"/>'ham', 'movement', 'calibration', 'call', 'harmonet', 'motor',</text:p>
      <text:p text:style-name="P1"><text:s text:c="4"/># <text:s text:c="3"/>'penalty', 'current', 'svr', 'neighbor', 'sample', 'forward',</text:p>
      <text:p text:style-name="P1"><text:s text:c="4"/># <text:s text:c="3"/>'softassign', 'posterior', 'handwriting', 'bag', 'saliency', 'hand',</text:p>
      <text:p text:style-name="P1"><text:s text:c="4"/># <text:s text:c="3"/>'cue', 'utility']</text:p>
      <text:p text:style-name="P1"/>
      <text:p text:style-name="P1"><text:s text:c="4"/>pruned_data[:, 0] = rankdata(pruned_data[:, 0], method='dense')</text:p>
      <text:p text:style-name="P1"><text:s text:c="4"/>pruned_data[:, 1] = rankdata(pruned_data[:, 1], method='dense')</text:p>
      <text:p text:style-name="P1"><text:s text:c="4"/></text:p>
      <text:p text:style-name="P1"><text:s text:c="4"/>print("Starting sampling...")</text:p>
      <text:p text:style-name="P1"><text:s text:c="4"/>logjoints, logpreds, _, _, _, _ = col_gibbs(pruned_data, 50, idx_to_word=rank_to_word, nb_iters=10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8:33:39.786525314</meta:creation-date>
    <dc:date>2017-12-01T18:34:07.833696258</dc:date>
    <meta:editing-duration>PT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78" meta:word-count="455" meta:character-count="4466" meta:non-whitespace-character-count="3656"/>
  </office:meta>
</office:document-meta>
</file>